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.101cm" fo:margin-bottom="0.101cm" style:contextual-spacing="false"/>
      <style:text-properties fo:font-size="14pt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fo:font-size="14pt"/>
    </style:style>
    <style:style style:name="P3" style:family="paragraph" style:parent-style-name="Standard" style:list-style-name="L6">
      <style:paragraph-properties fo:margin-top="0.101cm" fo:margin-bottom="0.101cm" style:contextual-spacing="false"/>
      <style:text-properties fo:font-size="14pt"/>
    </style:style>
    <style:style style:name="P4" style:family="paragraph" style:parent-style-name="Standard" style:list-style-name="L6">
      <style:paragraph-properties fo:margin-top="0.101cm" fo:margin-bottom="0.101cm" style:contextual-spacing="false"/>
      <style:text-properties fo:font-size="14pt" officeooo:rsid="000aa675" officeooo:paragraph-rsid="000aa675"/>
    </style:style>
    <style:style style:name="P5" style:family="paragraph" style:parent-style-name="Standard" style:list-style-name="L6">
      <style:paragraph-properties fo:margin-top="0.101cm" fo:margin-bottom="0.101cm" style:contextual-spacing="false"/>
    </style:style>
    <style:style style:name="P6" style:family="paragraph" style:parent-style-name="Text_20_body" style:list-style-name="L6">
      <style:paragraph-properties fo:margin-top="0.101cm" fo:margin-bottom="0.101cm" style:contextual-spacing="false"/>
      <style:text-properties fo:font-size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aa675"/>
    </style:style>
    <style:style style:name="T3" style:family="text">
      <style:text-properties fo:font-weight="normal" officeooo:rsid="000eb7b1" style:font-weight-asian="normal" style:font-weight-complex="normal"/>
    </style:style>
    <style:style style:name="T4" style:family="text">
      <style:text-properties fo:font-weight="normal" officeooo:rsid="0013716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b7b1" style:font-weight-asian="bold" style:font-weight-complex="bold"/>
    </style:style>
    <style:style style:name="T7" style:family="text">
      <style:text-properties fo:font-weight="bold" officeooo:rsid="000fd895" style:font-weight-asian="bold" style:font-weight-complex="bold"/>
    </style:style>
    <style:style style:name="T8" style:family="text">
      <style:text-properties fo:font-weight="bold" officeooo:rsid="0013716f" style:font-weight-asian="bold" style:font-weight-complex="bold"/>
    </style:style>
    <style:style style:name="T9" style:family="text">
      <style:text-properties officeooo:rsid="0010ba4e"/>
    </style:style>
    <style:style style:name="T10" style:family="text">
      <style:text-properties officeooo:rsid="00120c42"/>
    </style:style>
    <style:style style:name="T11" style:family="text">
      <style:text-properties officeooo:rsid="0013716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-requisites:</text:h>
      <text:list text:style-name="L2">
        <text:list-item>
          <text:p text:style-name="P1">Web Browser with WebGL 2.0 support</text:p>
        </text:list-item>
        <text:list-item>
          <text:p text:style-name="P1">Http server</text:p>
        </text:list-item>
      </text:list>
      <text:h text:style-name="Heading_20_1" text:outline-level="1">How to Run:</text:h>
      <text:list text:style-name="L1">
        <text:list-item>
          <text:p text:style-name="P2">Download the repository</text:p>
        </text:list-item>
        <text:list-item>
          <text:p text:style-name="P2">Run the http server at the root directory</text:p>
        </text:list-item>
        <text:list-item>
          <text:p text:style-name="P2">Navigate to tp3/</text:p>
        </text:list-item>
      </text:list>
      <text:h text:style-name="Heading_20_1" text:outline-level="1">How to use:</text:h>
      <text:list xml:id="list1685521754" text:style-name="L6">
        <text:list-item>
          <text:p text:style-name="P3"><text:span text:style-name="T5">Camera</text:span> can be changed:</text:p>
          <text:list>
            <text:list-item>
              <text:p text:style-name="P3">Via the <text:span text:style-name="T5">GUI</text:span> on the top-right corner of the screen <text:span text:style-name="T11">which can be closed with </text:span><text:span text:style-name="T8">Shift+H</text:span></text:p>
            </text:list-item>
            <text:list-item>
              <text:p text:style-name="P3">By pressing <text:span text:style-name="T5">left-arrow</text:span> or <text:span text:style-name="T5">right-arrow</text:span></text:p>
            </text:list-item>
          </text:list>
        </text:list-item>
        <text:list-item>
          <text:p text:style-name="P3"><text:span text:style-name="T5">Camera</text:span> can be used by clicking and moving each mouse button:</text:p>
          <text:list>
            <text:list-item>
              <text:p text:style-name="P3"><text:span text:style-name="T5">Middle button</text:span> zooms in and out</text:p>
            </text:list-item>
            <text:list-item>
              <text:p text:style-name="P3"><text:span text:style-name="T5">Left button</text:span> keeps the target and moves the camera position</text:p>
            </text:list-item>
            <text:list-item>
              <text:p text:style-name="P3"><text:span text:style-name="T5">Right button</text:span> moves both the target and the camera position</text:p>
            </text:list-item>
          </text:list>
        </text:list-item>
        <text:list-item>
          <text:p text:style-name="P3"><text:span text:style-name="T2">The Checkers g</text:span>ame <text:span text:style-name="T2">can be started by clicking on the game board </text:span><text:span text:style-name="T10">located </text:span><text:span text:style-name="T2">near the tents</text:span></text:p>
        </text:list-item>
        <text:list-item>
          <text:p text:style-name="P4">Pieces and tiles can be selected using the <text:span text:style-name="T7">mouse buttons</text:span></text:p>
        </text:list-item>
        <text:list-item>
          <text:p text:style-name="P4">The <text:span text:style-name="T5">ESCAPE</text:span> key can be used to:</text:p>
          <text:list>
            <text:list-item>
              <text:p text:style-name="P4">Undo the selection of a piece</text:p>
            </text:list-item>
            <text:list-item>
              <text:p text:style-name="P4">End the turn (after capturing a piece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20:11:55.026721993</meta:creation-date>
    <dc:date>2023-01-02T20:55:42.566064471</dc:date>
    <meta:editing-duration>PT43M44S</meta:editing-duration>
    <meta:editing-cycles>11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20" meta:word-count="154" meta:character-count="764" meta:non-whitespace-character-count="647"/>
  </office:meta>
</office:document-meta>
</file>